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3pt" fo:letter-spacing="normal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5pt" fo:letter-spacing="normal" fo:font-style="normal" style:text-underline-style="none" fo:font-weight="normal" style:text-blinking="false" fo:background-color="transparent" style:font-size-asian="15pt" style:font-size-complex="15pt"/>
    </style:style>
    <style:style style:name="P3" style:family="paragraph" style:parent-style-name="Standard">
      <style:paragraph-properties fo:margin-left="0cm" fo:margin-right="0cm" style:line-height-at-least="1.058cm" fo:text-align="start" style:justify-single-word="false" fo:orphans="2" fo:text-indent="0cm" style:auto-text-indent="false"/>
      <style:text-properties fo:font-variant="normal" fo:text-transform="none" fo:color="#333333" style:text-line-through-style="none" style:font-name="Open Sans" fo:font-size="21pt" fo:letter-spacing="normal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5pt" fo:letter-spacing="normal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Standard" style:list-style-name="L1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5pt" fo:letter-spacing="normal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Standard" style:list-style-name="L3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5pt" fo:letter-spacing="normal" fo:font-style="normal" style:text-underline-style="none" fo:font-weight="normal" style:text-blinking="false" fo:background-color="transparent" style:font-size-asian="15pt" style:font-size-complex="15pt"/>
    </style:style>
    <style:style style:name="P7" style:family="paragraph" style:parent-style-name="Standard" style:list-style-name="L1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5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8" style:family="paragraph" style:parent-style-name="Standard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9" style:family="paragraph" style:parent-style-name="Standard" style:list-style-name="L1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10" style:family="paragraph" style:parent-style-name="Standard">
      <style:paragraph-properties style:line-height-at-least="1.058cm" fo:text-align="start" style:justify-single-word="false" fo:orphans="2"/>
      <style:text-properties fo:font-variant="normal" fo:text-transform="none" fo:color="#333333" style:text-line-through-style="none" style:font-name="Open Sans" fo:font-size="13pt" fo:letter-spacing="normal" fo:font-style="normal" style:text-underline-style="none" fo:font-weight="normal" style:text-blinking="false" fo:background-color="transparent"/>
    </style:style>
    <style:style style:name="P11" style:family="paragraph" style:parent-style-name="Standard">
      <style:paragraph-properties fo:margin-left="0cm" fo:margin-right="0cm" style:line-height-at-least="1.058cm" fo:text-align="start" style:justify-single-word="false" fo:orphans="2" fo:text-indent="0cm" style:auto-text-indent="false"/>
      <style:text-properties fo:font-variant="normal" fo:text-transform="none" fo:color="#333333" style:text-line-through-style="none" style:font-name="Open Sans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12" style:family="paragraph" style:parent-style-name="Standard">
      <style:paragraph-properties fo:margin-left="0cm" fo:margin-right="0cm" style:line-height-at-least="1.058cm" fo:text-align="start" style:justify-single-word="false" fo:orphans="2" fo:text-indent="0cm" style:auto-text-indent="false"/>
      <style:text-properties fo:font-variant="normal" fo:text-transform="none" fo:color="#333333" style:text-line-through-style="none" style:font-name="Open Sans" fo:font-size="21pt" fo:letter-spacing="normal" fo:font-style="normal" style:text-underline-style="none" fo:font-weight="normal" style:text-blinking="false" fo:background-color="transparent"/>
    </style:style>
    <style:style style:name="T1" style:family="text">
      <style:text-properties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Zadanie projektowe 6 - wybór technologii</text:p>
      <text:p text:style-name="P3">(Arkusz kalkulacyjny) </text:p>
      <text:p text:style-name="P3"/>
      <text:list xml:id="list7546859366332170961" text:style-name="L1">
        <text:list-item>
          <text:p text:style-name="P5">Ogólna architektura aplikacji</text:p>
        </text:list-item>
      </text:list>
      <text:p text:style-name="P11"><text:tab/>Główna architektura aplikacji została zrealizowana przy pomocy modelu klient serwer. Gdzie użytkownik przy pomocy przeglądarki modyfikuje / zarządza stroną arkusz kalkulacyjnego. Realizacja powyższej funkcjonalności odbywa się za pomocą następujących technologi: JavaScript, jQuery, BootStrap, php, HTML.</text:p>
      <text:list xml:id="list31438453" text:continue-numbering="true" text:style-name="L1">
        <text:list-item>
          <text:p text:style-name="P7">Wykorzystane szablony i templaty:</text:p>
          <text:p text:style-name="P9">Strona logowania do aplikacji:</text:p>
          <text:p text:style-name="P9"><text:a xlink:type="simple" xlink:href="http://serwer1864358.home.pl/prod/login.html" text:style-name="Internet_20_link" text:visited-style-name="Visited_20_Internet_20_Link">http://serwer1864358.home.pl/prod/login.html</text:a></text:p>
          <text:list>
            <text:list-header>
              <text:p text:style-name="P9">- używa następujących technologi: jQuery, BootStrap, JavaScript</text:p>
              <text:p text:style-name="P9">- Szablon Arkusza Kalkulacyjnego</text:p>
            </text:list-header>
          </text:list>
        </text:list-item>
      </text:list>
      <text:p text:style-name="P1"><text:span text:style-name="T1"><text:tab/>Komponent handsontable – <text:s/>komponent dostarcza funkcjonalności arkusza <text:tab/>kalkulacyjnego (</text:span><text:a xlink:type="simple" xlink:href="https://handsontable.com/" text:style-name="Internet_20_link" text:visited-style-name="Visited_20_Internet_20_Link"><text:span text:style-name="T1">https://handsontable.com/</text:span></text:a><text:span text:style-name="T1">) .</text:span></text:p>
      <text:p text:style-name="P1"><text:span text:style-name="T1"/></text:p>
      <text:list xml:id="list31433674" text:continue-numbering="true" text:style-name="L1">
        <text:list-item>
          <text:p text:style-name="P7">Zastosowany framework JavaScriptowy:</text:p>
          <text:p text:style-name="P5">jQuery versja: 3.2.1 – freamwork jest głównie wykorzystany do realizacji komunikacji przy pomocy mechanizmu Ajax w</text:p>
          <text:p text:style-name="P9"><text:a xlink:type="simple" xlink:href="http://serwer1864358.home.pl/prod/login.html" text:style-name="Internet_20_link" text:visited-style-name="Visited_20_Internet_20_Link">http://serwer1864358.home.pl/prod/login.html</text:a>, </text:p>
          <text:p text:style-name="P9">funkcja JS: <text:s/>auth(i)</text:p>
        </text:list-item>
      </text:list>
      <text:p text:style-name="P8"/>
      <text:p text:style-name="P8"/>
      <text:list xml:id="list31417818" text:continue-numbering="true" text:style-name="L1">
        <text:list-header>
          <text:p text:style-name="P5"><text:soft-page-break/><text:a xlink:type="simple" xlink:href="https://serwer1864358.home.pl/prod/excel.php" text:style-name="Internet_20_link" text:visited-style-name="Visited_20_Internet_20_Link">https://serwer1864358.home.pl/prod/excel.php</text:a> </text:p>
          <text:p text:style-name="P9">komunikacja z serwerem przy pomocy Ajaxa zachodzi podczas zmian na komórce arkusz kalkulacyjnego – zdarzenie changes.forEach</text:p>
        </text:list-header>
      </text:list>
      <text:p text:style-name="P8"/>
      <text:list xml:id="list31435244" text:continue-numbering="true" text:style-name="L1">
        <text:list-item>
          <text:p text:style-name="P5">Język programowania skryptowego serwera: </text:p>
          <text:p text:style-name="P5">Język PHP wersja: PHP Version 7.2.3</text:p>
          <text:p text:style-name="P5"><text:a xlink:type="simple" xlink:href="http://serwer1864358.home.pl/info.php" text:style-name="Internet_20_link" text:visited-style-name="Visited_20_Internet_20_Link">http://serwer1864358.home.pl/info.php</text:a></text:p>
        </text:list-item>
      </text:list>
      <text:p text:style-name="P2"><text:tab/>Skrypty php:</text:p>
      <text:p text:style-name="P2"><text:tab/><text:tab/><text:a xlink:type="simple" xlink:href="https://serwer1864358.home.pl/prod/login.php" text:style-name="Internet_20_link" text:visited-style-name="Visited_20_Internet_20_Link">https://serwer1864358.home.pl/prod/login.php</text:a> – logowanie <text:s/></text:p>
      <text:p text:style-name="P2"><text:tab/><text:tab/>użytkownika, sprawdzenie czy dany użytkownik istnieje, <text:s/><text:tab/><text:tab/><text:tab/>tworzenie sesji użytkownika.</text:p>
      <text:p text:style-name="P2"><text:tab/><text:tab/><text:a xlink:type="simple" xlink:href="https://serwer1864358.home.pl/prod/excel.php" text:style-name="Internet_20_link" text:visited-style-name="Visited_20_Internet_20_Link">https://serwer1864358.home.pl/prod/excel.php</text:a> – wczytuje <text:tab/><text:tab/><text:tab/>dane z bazy danych mapuje je do <text:s/>obiektu js z którego <text:tab/><text:tab/><text:tab/>następnie <text:tab/>korzysta <text:s/>komponent handsontable</text:p>
      <text:p text:style-name="P2"><text:tab/><text:tab/><text:a xlink:type="simple" xlink:href="https://serwer1864358.home.pl/prod/excel.php" text:style-name="Internet_20_link" text:visited-style-name="Visited_20_Internet_20_Link">https://serwer1864358.home.pl/prod/logout.php</text:a> – zamykanie <text:tab/><text:tab/>sesji aktualnego użytkownika, przekierowanie do screenu <text:tab/><text:tab/><text:tab/>logowania.</text:p>
      <text:list xml:id="list31425953" text:continue-numbering="true" text:style-name="L1">
        <text:list-item>
          <text:p text:style-name="P5">Użyta baza danych</text:p>
          <text:p text:style-name="P5">Oprogramowanie: MySQL</text:p>
          <text:p text:style-name="P5">Wersja oprogramowania: 5.7.21-20-log - MySQL Community Server (GPL)</text:p>
          <text:p text:style-name="P5">Wersja protokołu: 10</text:p>
          <text:p text:style-name="P5">Użytkownik: 29320386_1@localhost</text:p>
          <text:p text:style-name="P5">Kodowanie znaków serwera: UTF-8 Unicode (utf8).</text:p>
        </text:list-item>
      </text:list>
      <text:p text:style-name="P2"><text:soft-page-break/></text:p>
      <text:p text:style-name="P2"/>
      <text:p text:style-name="P2"><text:tab/>Obiekty bazy danych:</text:p>
      <text:list xml:id="list3969158297308739091" text:style-name="L3">
        <text:list-item>
          <text:list>
            <text:list-item>
              <text:list>
                <text:list-item>
                  <text:p text:style-name="P6">Tabela Transaction – logowanie zmian wartości arkusza.</text:p>
                </text:list-item>
                <text:list-item>
                  <text:p text:style-name="P6">Tabela Users - <text:s/>konta użytkowników</text:p>
                </text:list-item>
                <text:list-item>
                  <text:p text:style-name="P6">Tabela WorksSheet – zawartość arkusza kalkulacyjnego<text:tab/></text:p>
                </text:list-item>
              </text:list>
            </text:list-item>
          </text:list>
        </text:list-item>
      </text:list>
      <text:p text:style-name="P2"/>
      <text:list xml:id="list31418040" text:continue-list="list31425953" text:style-name="L1">
        <text:list-item>
          <text:p text:style-name="P5">Schemat działania aplikacji:</text:p>
        </text:list-item>
      </text:list>
      <text:p text:style-name="P2"><text:tab/>Plik schemat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W</meta:initial-creator>
    <meta:creation-date>2019-01-19T14:49:56.97</meta:creation-date>
    <dc:date>2019-01-20T11:22:11.93</dc:date>
    <dc:creator>P W</dc:creator>
    <meta:editing-duration>PT4H30M50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3" meta:paragraph-count="36" meta:word-count="229" meta:character-count="2094"/>
  </office:meta>
</office:document-meta>
</file>